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901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901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901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901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901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901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901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901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901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901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901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901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901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901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901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901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901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drea Natalia Del Valle Blanco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1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65166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men Luisa Martínez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66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4.5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9" meta:non-whitespace-character-count="1009"/>
    <meta:template xlink:type="simple" xlink:actuate="onRequest" xlink:title="Normal" xlink:href=""/>
  </office:meta>
</office:document-meta>
</file>